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ffffff"/>
    </style:style>
    <style:style style:name="ce6" style:family="table-cell" style:parent-style-name="Default" style:data-style-name="N11">
      <style:table-cell-properties fo:background-color="#81d41a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gamma</text:p>
          </table:table-cell>
          <table:table-cell office:value-type="string" calcext:value-type="string">
            <text:p>scale</text:p>
          </table:table-cell>
          <table:table-cell/>
          <table:table-cell table:style-name="ce1" office:value-type="string" calcext:value-type="string">
            <text:p>gamma</text:p>
          </table:table-cell>
          <table:table-cell table:style-name="ce2" office:value-type="string" calcext:value-type="string">
            <text:p>scale</text:p>
          </table:table-cell>
          <table:table-cell/>
          <table:table-cell table:style-name="ce1" office:value-type="string" calcext:value-type="string">
            <text:p>gamma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/>
          <table:table-cell table:style-name="ce1" office:value-type="string" calcext:value-type="string">
            <text:p>degre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degree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degre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kernel</text:p>
          </table:table-cell>
          <table:table-cell office:value-type="string" calcext:value-type="string">
            <text:p>poly</text:p>
          </table:table-cell>
          <table:table-cell/>
          <table:table-cell table:style-name="ce1" office:value-type="string" calcext:value-type="string">
            <text:p>kernel</text:p>
          </table:table-cell>
          <table:table-cell table:style-name="ce2" office:value-type="string" calcext:value-type="string">
            <text:p>poly</text:p>
          </table:table-cell>
          <table:table-cell/>
          <table:table-cell table:style-name="ce1" office:value-type="string" calcext:value-type="string">
            <text:p>kernel</text:p>
          </table:table-cell>
          <table:table-cell office:value-type="string" calcext:value-type="string">
            <text:p>poly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percentage" office:value="0.8667" calcext:value-type="percentage">
            <text:p>86.67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667" calcext:value-type="percentage">
            <text:p>96.67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percentage" office:value="0.9333" calcext:value-type="percentage">
            <text:p>93.33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percentage" office:value="0.9" calcext:value-type="percentage">
            <text:p>90.00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8667" calcext:value-type="percentage">
            <text:p>86.6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percentage" office:value="0.8667" calcext:value-type="percentage">
            <text:p>86.67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percentage" office:value="0.9" calcext:value-type="percentage">
            <text:p>90.00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333" calcext:value-type="percentage">
            <text:p>93.33%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percentage" office:value="0.9667" calcext:value-type="percentage">
            <text:p>96.67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percentage" office:value="0.9333" calcext:value-type="percentage">
            <text:p>93.33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667" calcext:value-type="percentage">
            <text:p>96.67%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percentage" office:value="0.8667" calcext:value-type="percentage">
            <text:p>86.67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percentage" office:value="0.9" calcext:value-type="percentage">
            <text:p>90.0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333" calcext:value-type="percentage">
            <text:p>93.3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percentage" office:value="0.9" calcext:value-type="percentage">
            <text:p>90.00%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style-name="ce4" table:formula="of:=AVERAGE([.C8:.C12])" office:value-type="percentage" office:value="0.9" calcext:value-type="percentage">
            <text:p>90.00%</text:p>
          </table:table-cell>
          <table:table-cell/>
          <table:table-cell office:value-type="string" calcext:value-type="string">
            <text:p>Promedio</text:p>
          </table:table-cell>
          <table:table-cell table:style-name="ce6" table:formula="of:=AVERAGE([.F8:.F12])" office:value-type="percentage" office:value="0.93334" calcext:value-type="percentage">
            <text:p>93.33%</text:p>
          </table:table-cell>
          <table:table-cell/>
          <table:table-cell office:value-type="string" calcext:value-type="string">
            <text:p>Promedio</text:p>
          </table:table-cell>
          <table:table-cell table:style-name="ce4" table:formula="of:=AVERAGE([.I8:.I12])" office:value-type="percentage" office:value="0.90668" calcext:value-type="percentage">
            <text:p>90.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4:18:52.152114148</meta:creation-date>
    <dc:date>2022-06-26T14:25:22.460308659</dc:date>
    <meta:editing-duration>PT6M31S</meta:editing-duration>
    <meta:editing-cycles>1</meta:editing-cycles>
    <meta:document-statistic meta:table-count="1" meta:cell-count="60" meta:object-count="0"/>
    <meta:generator>LibreOffice/7.3.3.2$Linux_X86_64 LibreOffice_project/30$Build-2</meta:generator>
  </office:meta>
</office:document-meta>
</file>